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_5f_-outline1">
      <style:graphic-properties fo:min-height="2.95cm"/>
      <style:paragraph-properties style:writing-mode="lr-tb"/>
    </style:style>
    <style:style style:name="pr15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6" style:family="presentation" style:parent-style-name="Beehive1_5f__5f__5f__5f_-title">
      <style:graphic-properties draw:auto-grow-height="true" fo:min-height="2.5cm"/>
      <style:paragraph-properties style:writing-mode="lr-tb"/>
    </style:style>
    <style:style style:name="pr17" style:family="presentation" style:parent-style-name="Beehive1_5f__5f__5f__5f_-outline1">
      <style:graphic-properties fo:min-height="2.95cm"/>
      <style:paragraph-properties style:writing-mode="lr-tb"/>
    </style:style>
    <style:style style:name="pr18" style:family="presentation" style:parent-style-name="Beehive1_5f__5f__5f__5f_-notes">
      <style:graphic-properties draw:fill-color="#ffffff" draw:auto-grow-height="true" fo:min-height="13cm"/>
      <style:paragraph-properties style:writing-mode="lr-tb"/>
    </style:style>
    <style:style style:name="pr19" style:family="presentation" style:parent-style-name="Beehive1_5f__5f__5f__5f__5f_-title">
      <style:graphic-properties draw:auto-grow-height="true" fo:min-height="2.5cm"/>
      <style:paragraph-properties style:writing-mode="lr-tb"/>
    </style:style>
    <style:style style:name="pr20" style:family="presentation" style:parent-style-name="Beehive1_5f__5f__5f__5f__5f_-outline1">
      <style:graphic-properties fo:min-height="2.95cm"/>
      <style:paragraph-properties style:writing-mode="lr-tb"/>
    </style:style>
    <style:style style:name="pr21" style:family="presentation" style:parent-style-name="Beehive1_5f__5f__5f__5f__5f_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Agendamento para<text:line-break/>Restaurante Seu Luxo Delicioso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Ghizieri Jenninfer Freitas Costa Boszczowski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Necessidade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4"><text:span text:style-name="T2">O restaurante </text:span>Seu Luxo Delicioso vai abrir e quer oferecer um serviço de luxo. Ele vai trabalhar com mesas reservadas, onde o freguês poderá reservar uma quantia de cadeiras e ele vai reservar as mesas para serem exclusivas do reservista. </text:p>
                <text:p text:style-name="P4">Para dar vazão a essa demanda, irá ser desenvolvido um sistema que atenda às necessidades do cliente</text:p>
              </text:list-header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Há dois tipos de usuário, o gerente e o freguês</text:p>
              </text:list-item>
              <text:list-item>
                <text:p>O Gerente cadastra a configuração do restaurante: Mesas disponíveis e quantas cadeiras cada uma comporta</text:p>
              </text:list-item>
              <text:list-item>
                <text:p>O Gerente pode fazer reservas para uma pessoa, embora o sistema dá vazão pro próprio cliente fazer sua reserva</text:p>
              </text:list-item>
              <text:list-item>
                <text:p>As mesas são exclusivas, isto é, mesmo se há assentos disponíveis, eles não podem ser ocupados por outro cliente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O Gerente também pode alterar as reservas de qualquer cliente</text:p>
              </text:list-item>
              <text:list-item>
                <text:p>O cliente não tem acesso direto ao que está disponível no restaurante</text:p>
              </text:list-item>
              <text:list-item>
                <text:p>O cliente pode fazer a sua reserva, sem necessidade de interagir com funcionários do restaurante. Isto é, ele pode entrar no sistema, dizer quantos assentos são necessários e se não há disponibilidade o próprio sistema informará o cliente e não deixará que ele faça a reserva</text:p>
              </text:list-item>
              <text:list-item>
                <text:p>O Cliente pode alterar a sua reserva, diminuindo o número de assentos disponíveis ou aumentando, desde que a mesa que ele reservou ainda tenha assentos disponíveis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12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_5f_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 presentation:user-transformed="true">
          <draw:text-box>
            <text:p>Requisitos</text:p>
          </draw:text-box>
        </draw:frame>
        <draw:frame presentation:style-name="pr14" draw:text-style-name="P1" draw:layer="layout" svg:width="25cm" svg:height="9.635cm" svg:x="1.5cm" svg:y="3.06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 Cliente e o Gerente precisam estar logados no sistema para acessar as funcionalidades de cada um</text:p>
              </text:list-item>
              <text:list-item>
                <text:p>O Cliente pode cancelar a reserva</text:p>
              </text:list-item>
              <text:list-item>
                <text:p>A reserva do cliente vai estar marcada para determinado horário e o cliente pode reservar a mesa por quatro horas no máximo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5" presentation:class="page"/>
          <draw:frame presentation:style-name="pr1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6" draw:style-name="dp1" draw:master-page-name="Beehive1_5f__5f__5f__5f_" presentation:presentation-page-layout-name="AL2T1">
        <office:forms form:automatic-focus="false" form:apply-design-mode="false"/>
        <draw:frame presentation:style-name="pr16" draw:text-style-name="P1" draw:layer="layout" svg:width="25cm" svg:height="2.5cm" svg:x="1.5cm" svg:y="0.5cm" presentation:class="title" presentation:user-transformed="true">
          <draw:text-box>
            <text:p text:style-name="P5">Requisitos</text:p>
          </draw:text-box>
        </draw:frame>
        <draw:frame presentation:style-name="pr17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ois de iniciado o sistema, o gerente só pode deletar e atualizar mesas se não houver reservas futuras ligadas a elas</text:p>
              </text:list-item>
              <text:list-item>
                <text:p>As mesmas restrições de alterações de reserva válidas para o cliente também valem para o gerente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18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_5f__5f__5f__5f__5f_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 presentation:user-transformed="true">
          <draw:text-box>
            <text:p text:style-name="P5">Requisitos</text:p>
          </draw:text-box>
        </draw:frame>
        <draw:frame presentation:style-name="pr2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O cadastro de clientes pode ser feito por qualquer um, enquanto que o cadastro de gerentes só pode ser feito por outros gerentes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7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8" draw:style-name="dp1" draw:master-page-name="Beehive1_5f__5f__5f__5f__5f_" presentation:presentation-page-layout-name="AL2T1">
        <office:forms form:automatic-focus="false" form:apply-design-mode="false"/>
        <draw:frame presentation:style-name="pr19" draw:text-style-name="P1" draw:layer="layout" svg:width="25cm" svg:height="2.5cm" svg:x="1.5cm" svg:y="0.5cm" presentation:class="title" presentation:user-transformed="true">
          <draw:text-box>
            <text:p text:style-name="P5">Observações</text:p>
          </draw:text-box>
        </draw:frame>
        <draw:frame presentation:style-name="pr20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6">Alguns testes automatizados deverão ser realizados para garantir que os requisitos básicos são atendidos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8" presentation:class="page"/>
          <draw:frame presentation:style-name="pr21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-background" style:display-name="Beehive1____-background" style:family="presentation">
      <style:graphic-properties draw:stroke="none" draw:fill="none"/>
      <style:text-properties style:letter-kerning="true"/>
    </style:style>
    <style:style style:name="Beehive1_5f__5f__5f__5f_-backgroundobjects" style:display-name="Beehive1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-notes" style:display-name="Beehive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1" style:display-name="Beehive1____-outline1" style:family="presentation">
      <style:graphic-properties draw:stroke="none" draw:fill="none" draw:auto-grow-height="false" draw:fit-to-size="false" style:shrink-to-fit="true">
        <text:list-style style:name="Beehive1_5f__5f__5f__5f_-outline1" style:display-name="Beehive1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-outline2" style:display-name="Beehive1____-outline2" style:family="presentation" style:parent-style-name="Beehive1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-outline3" style:display-name="Beehive1____-outline3" style:family="presentation" style:parent-style-name="Beehive1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-outline4" style:display-name="Beehive1____-outline4" style:family="presentation" style:parent-style-name="Beehive1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-outline5" style:display-name="Beehive1____-outline5" style:family="presentation" style:parent-style-name="Beehive1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6" style:display-name="Beehive1____-outline6" style:family="presentation" style:parent-style-name="Beehive1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7" style:display-name="Beehive1____-outline7" style:family="presentation" style:parent-style-name="Beehive1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8" style:display-name="Beehive1____-outline8" style:family="presentation" style:parent-style-name="Beehive1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outline9" style:display-name="Beehive1____-outline9" style:family="presentation" style:parent-style-name="Beehive1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-subtitle" style:display-name="Beehive1____-subtitle" style:family="presentation">
      <style:graphic-properties draw:stroke="none" draw:fill="none" draw:textarea-vertical-align="middle">
        <text:list-style style:name="Beehive1_5f__5f__5f__5f_-subtitle" style:display-name="Beehive1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-title" style:display-name="Beehive1____-title" style:family="presentation">
      <style:graphic-properties draw:stroke="none" draw:fill="none" draw:textarea-vertical-align="middle">
        <text:list-style style:name="Beehive1_5f__5f__5f__5f_-title" style:display-name="Beehive1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_5f__5f_-background" style:display-name="Beehive1_____-background" style:family="presentation">
      <style:graphic-properties draw:stroke="none" draw:fill="none"/>
      <style:text-properties style:letter-kerning="true"/>
    </style:style>
    <style:style style:name="Beehive1_5f__5f__5f__5f__5f_-backgroundobjects" style:display-name="Beehive1__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_5f__5f_-notes" style:display-name="Beehive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1" style:display-name="Beehive1_____-outline1" style:family="presentation">
      <style:graphic-properties draw:stroke="none" draw:fill="none" draw:auto-grow-height="false" draw:fit-to-size="false" style:shrink-to-fit="true">
        <text:list-style style:name="Beehive1_5f__5f__5f__5f__5f_-outline1" style:display-name="Beehive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_5f__5f_-outline2" style:display-name="Beehive1_____-outline2" style:family="presentation" style:parent-style-name="Beehive1_5f__5f_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_5f__5f_-outline3" style:display-name="Beehive1_____-outline3" style:family="presentation" style:parent-style-name="Beehive1_5f__5f_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_5f__5f_-outline4" style:display-name="Beehive1_____-outline4" style:family="presentation" style:parent-style-name="Beehive1_5f__5f_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_5f__5f_-outline5" style:display-name="Beehive1_____-outline5" style:family="presentation" style:parent-style-name="Beehive1_5f__5f_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6" style:display-name="Beehive1_____-outline6" style:family="presentation" style:parent-style-name="Beehive1_5f__5f_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7" style:display-name="Beehive1_____-outline7" style:family="presentation" style:parent-style-name="Beehive1_5f__5f_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8" style:display-name="Beehive1_____-outline8" style:family="presentation" style:parent-style-name="Beehive1_5f__5f_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outline9" style:display-name="Beehive1_____-outline9" style:family="presentation" style:parent-style-name="Beehive1_5f__5f_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_5f__5f_-subtitle" style:display-name="Beehive1_____-subtitle" style:family="presentation">
      <style:graphic-properties draw:stroke="none" draw:fill="none" draw:textarea-vertical-align="middle">
        <text:list-style style:name="Beehive1_5f__5f__5f__5f__5f_-subtitle" style:display-name="Beehive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_5f__5f_-title" style:display-name="Beehive1_____-title" style:family="presentation">
      <style:graphic-properties draw:stroke="none" draw:fill="none" draw:textarea-vertical-align="middle">
        <text:list-style style:name="Beehive1_5f__5f__5f__5f__5f_-title" style:display-name="Beehive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Beehive1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6" style:family="presentation" style:parent-style-name="Beehive1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Beehive1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Beehive1_5f__5f_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9" style:family="presentation" style:parent-style-name="Beehive1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Beehive1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" style:display-name="Beehive1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5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5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_5f_-title" draw:layer="backgroundobjects" svg:width="14.848cm" svg:height="11.136cm" svg:x="3.075cm" svg:y="2.257cm" presentation:class="page"/>
        <draw:frame presentation:style-name="Beehive1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_5f__5f__5f__5f__5f_" style:display-name="Beehive1___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8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8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8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_5f__5f__5f__5f__5f_-title" draw:layer="backgroundobjects" svg:width="14.848cm" svg:height="11.136cm" svg:x="3.075cm" svg:y="2.257cm" presentation:class="page"/>
        <draw:frame presentation:style-name="Beehive1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1:52:00.226000000</meta:creation-date>
    <meta:editing-duration>PT19M13S</meta:editing-duration>
    <meta:editing-cycles>6</meta:editing-cycles>
    <meta:generator>LibreOffice/7.3.1.3$Windows_X86_64 LibreOffice_project/a69ca51ded25f3eefd52d7bf9a5fad8c90b87951</meta:generator>
    <dc:title>Beehive</dc:title>
    <dc:date>2022-12-16T01:00:53.745000000</dc:date>
    <meta:document-statistic meta:object-count="378"/>
  </office:meta>
</office:document-meta>
</file>